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Heading_20_1">
      <style:text-properties fo:language="de" fo:country="DE" officeooo:paragraph-rsid="00249967"/>
    </style:style>
    <style:style style:name="P16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7" style:family="paragraph" style:parent-style-name="Text_20_body">
      <style:paragraph-properties fo:line-height="115%"/>
      <style:text-properties style:font-name="Liberation Serif"/>
    </style:style>
    <style:style style:name="P18" style:family="paragraph" style:parent-style-name="Text_20_body">
      <style:text-properties officeooo:rsid="002c7adc" officeooo:paragraph-rsid="002c7adc"/>
    </style:style>
    <style:style style:name="P19" style:family="paragraph" style:parent-style-name="Text_20_body">
      <style:text-properties officeooo:rsid="004387b5" officeooo:paragraph-rsid="004387b5"/>
    </style:style>
    <style:style style:name="P20" style:family="paragraph" style:parent-style-name="Text_20_body">
      <style:text-properties officeooo:rsid="00474c58" officeooo:paragraph-rsid="004921d5"/>
    </style:style>
    <style:style style:name="P21" style:family="paragraph" style:parent-style-name="Text_20_body">
      <style:text-properties officeooo:paragraph-rsid="002c3b91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455a6"/>
    </style:style>
    <style:style style:name="T20" style:family="text">
      <style:text-properties officeooo:rsid="00452750"/>
    </style:style>
    <style:style style:name="T21" style:family="text">
      <style:text-properties officeooo:rsid="00474c58"/>
    </style:style>
    <style:style style:name="T22" style:family="text">
      <style:text-properties officeooo:rsid="004921d5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4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<text:span text:style-name="T22">zweiseitige</text:span> Bruteforce-Methode überlegt, welche durch Ausprobieren die kürzeste Lösung für jedes Auto findet.</text:p>
      <text:h text:style-name="P14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21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20">Hier kommt die Methode „calcSolution“ ins Spiel. In einem Array werden die Züge für beide <text:span text:style-name="T22">R</text:span>ich<text:span text:style-name="T22">t</text:span>ungen <text:span text:style-name="T22">eingetragen. </text:span></text:p>
      <text:p text:style-name="P20"><text:span text:style-name="T22">Über die globale Variable „iterations“, welche speichert wie oft das jeweilige Auto nach rechts oder links verschoben wurde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9">Die Änderung <text:span text:style-name="T19">auf dem Array nimmt die Methode: “calcMovement“ vor. </text:span><text:span text:style-name="T20">Diese nimmt als Parameter die </text:span><text:span text:style-name="T21">Distanz um welche das Auto verschoben werden soll, die Richtung und den Index des Autos. Nach einer logischen Verknüpfung dieser Parameter werden die entsprechenden Index mit den richtigen Werten überschrieben.</text:span></text:p>
      <text:p text:style-name="P16"><text:span text:style-name="T20">Erwähnenswerte Funktionen</text:span>:</text:p>
      <text:p text:style-name="P17">„calcSecondChar“-Methode: Gibt den zweiten Buchstaben eines Querstehenden Autos zurück.</text:p>
      <text:p text:style-name="P17">„calcFreeSpace“-Methode: gibt als Array den platz zurück, welches ein Querstehendes Auto zur rechten und linken Seite hat.</text:p>
      <text:p text:style-name="P17"><text:soft-page-break/>„noArrayBoundaries“-Methode: Testet, ob der versuch ein Auto zu Verschieben, außerhalb der Array-grenzen enden würde.</text:p>
      <text:p text:style-name="P13">„noCarBoundaries“-Methode: Identisch zur „noArrayBoundaries“-Methode, jedoch werden hier auch andere Autos berücksichtigt.</text:p>
      <text:p text:style-name="P11"/>
      <text:h text:style-name="P15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4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3H49M59S</meta:editing-duration>
    <meta:editing-cycles>16</meta:editing-cycles>
    <meta:generator>LibreOffice/7.2.1.2$Windows_X86_64 LibreOffice_project/87b77fad49947c1441b67c559c339af8f3517e22</meta:generator>
    <dc:date>2021-11-09T11:54:11.108000000</dc:date>
    <meta:document-statistic meta:table-count="0" meta:image-count="0" meta:object-count="0" meta:page-count="3" meta:paragraph-count="42" meta:word-count="621" meta:character-count="4568" meta:non-whitespace-character-count="3982"/>
  </office:meta>
</office:document-meta>
</file>